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text:s/>otra lista con los altos<text:s/>y otra con las áreas<text:s/>de todos los códigos de barras detectados en una imagen mediante la librería.</text:p>
      <text:p text:style-name="Standard">- Se<text:s/>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text:span text:style-name="T10">pip install opencv-contrib-python</text:span></text:p>
      <text:p text:style-name="Standard"/>
      <text:p text:style-name="Standard"/>
      <text:p text:style-name="Standard"/>
      <text:p text:style-name="Standard"/>
      <text:p text:style-name="Standard"/>
      <text:p text:style-name="P1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0-25T15:54:00Z</dc:date>
    <meta:template xlink:href="Normal.dotm" xlink:type="simple"/>
    <meta:editing-cycles>55</meta:editing-cycles>
    <meta:editing-duration>PT52680S</meta:editing-duration>
    <meta:document-statistic meta:page-count="3" meta:paragraph-count="10" meta:word-count="832" meta:character-count="5401" meta:row-count="38" meta:non-whitespace-character-count="4579"/>
  </office:meta>
</office:document-meta>
</file>